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24.34mm"/>
    </style:style>
    <style:style style:name="co3" style:family="table-column">
      <style:table-column-properties fo:break-before="auto" style:column-width="26.46mm"/>
    </style:style>
    <style:style style:name="co4" style:family="table-column">
      <style:table-column-properties fo:break-before="auto" style:column-width="56.09mm"/>
    </style:style>
    <style:style style:name="co5" style:family="table-column">
      <style:table-column-properties fo:break-before="auto" style:column-width="21.96mm"/>
    </style:style>
    <style:style style:name="co6" style:family="table-column">
      <style:table-column-properties fo:break-before="auto" style:column-width="27.2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96.13mm"/>
    </style:style>
    <style:style style:name="co9" style:family="table-column">
      <style:table-column-properties fo:break-before="auto" style:column-width="32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5.27mm" fo:break-before="auto" style:use-optimal-row-height="false"/>
    </style:style>
    <style:style style:name="ta1" style:family="table" style:master-page-name="PageStyle_5f_Calculations">
      <style:table-properties table:display="true" style:writing-mode="lr-tb"/>
    </style:style>
    <style:style style:name="ta2" style:family="table" style:master-page-name="PageStyle_5f_Parameter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name-complex="Cambria" style:font-size-complex="10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b2b2b2"/>
    </style:style>
    <style:style style:name="ce18" style:family="table-cell" style:parent-style-name="Default">
      <style:text-properties fo:color="#b2b2b2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column table:style-name="co4" table:default-cell-style-name="ce8"/>
        <table:table-column table:style-name="co5" table:number-columns-repeated="6" table:default-cell-style-name="ce8"/>
        <table:table-column table:style-name="co6" table:number-columns-repeated="1013" table:default-cell-style-name="ce8"/>
        <table:table-row table:style-name="ro1"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Geonym</text:p>
          </table:table-cell>
          <table:table-cell table:style-name="ce1" office:value-type="string" calcext:value-type="string">
            <text:p>Checksum</text:p>
          </table:table-cell>
          <table:table-cell table:style-name="ce1"/>
          <table:table-cell table:number-columns-repeated="1019"/>
        </table:table-row>
        <table:table-row table:style-name="ro2">
          <table:table-cell table:style-name="ce2" office:value-type="float" office:value="48.8" calcext:value-type="float">
            <text:p>48,8</text:p>
          </table:table-cell>
          <table:table-cell table:style-name="ce9" office:value-type="float" office:value="2.35" calcext:value-type="float">
            <text:p>2,35</text:p>
          </table:table-cell>
          <table:table-cell table:style-name="ce9" table:formula="of:=MID(Alphabet;(MOD(INT(INT((((North-[.A2])/High)*(Base^Digits)))/Base^(Digits-1));Base)*Base+MOD(INT(INT(((([.B2]-West)/Wide)*(Base^Digits)))/Base^(Digits-1));Base))+1;1)&amp;MID(Alphabet;(MOD(INT(INT((((North-[.A2])/High)*(Base^Digits)))/Base^(Digits-2));Base)*Base+MOD(INT(INT(((([.B2]-West)/Wide)*(Base^Digits)))/Base^(Digits-2));Base))+1;1)&amp;MID(Alphabet;(MOD(INT(INT((((North-[.A2])/High)*(Base^Digits)))/Base^(Digits-3));Base)*Base+MOD(INT(INT(((([.B2]-West)/Wide)*(Base^Digits)))/Base^(Digits-3));Base))+1;1)&amp;MID(Alphabet;(MOD(INT(INT((((North-[.A2])/High)*(Base^Digits)))/Base^(Digits-4));Base)*Base+MOD(INT(INT(((([.B2]-West)/Wide)*(Base^Digits)))/Base^(Digits-4));Base))+1;1)&amp;MID(Alphabet;(MOD(INT(INT((((North-[.A2])/High)*(Base^Digits)))/Base^(Digits-5));Base)*Base+MOD(INT(INT(((([.B2]-West)/Wide)*(Base^Digits)))/Base^(Digits-5));Base))+1;1)&amp;MID(Alphabet;(MOD(INT(INT((((North-[.A2])/High)*(Base^Digits)))/Base^(Digits-6));Base)*Base+MOD(INT(INT(((([.B2]-West)/Wide)*(Base^Digits)))/Base^(Digits-6));Base))+1;1)&amp;MID(Alphabet;(MOD(INT(INT((((North-[.A2])/High)*(Base^Digits)))/Base^(Digits-7));Base)*Base+MOD(INT(INT(((([.B2]-West)/Wide)*(Base^Digits)))/Base^(Digits-7));Base))+1;1)&amp;MID(Alphabet;(MOD(INT(INT((((North-[.A2])/High)*(Base^Digits)))/Base^(Digits-8));Base)*Base+MOD(INT(INT(((([.B2]-West)/Wide)*(Base^Digits)))/Base^(Digits-8));Base))+1;1)" office:value-type="string" office:string-value="PPRC7LC2" calcext:value-type="string">
            <text:p>PPRC7LC2</text:p>
          </table:table-cell>
          <table:table-cell table:style-name="ce5" table:formula="of:=MID(Checksum;MOD(SUM((MOD(INT(INT((((North-[.A2])/High)*(Base^Digits)))/Base^(Digits-1));Base)*Base+MOD(INT(INT(((([.B2]-West)/Wide)*(Base^Digits)))/Base^(Digits-1));Base))*1+(MOD(INT(INT((((North-[.A2])/High)*(Base^Digits)))/Base^(Digits-2));Base)*Base+MOD(INT(INT(((([.B2]-West)/Wide)*(Base^Digits)))/Base^(Digits-2));Base))*2+(MOD(INT(INT((((North-[.A2])/High)*(Base^Digits)))/Base^(Digits-3));Base)*Base+MOD(INT(INT(((([.B2]-West)/Wide)*(Base^Digits)))/Base^(Digits-3));Base))*3+(MOD(INT(INT((((North-[.A2])/High)*(Base^Digits)))/Base^(Digits-4));Base)*Base+MOD(INT(INT(((([.B2]-West)/Wide)*(Base^Digits)))/Base^(Digits-4));Base))*4+(MOD(INT(INT((((North-[.A2])/High)*(Base^Digits)))/Base^(Digits-5));Base)*Base+MOD(INT(INT(((([.B2]-West)/Wide)*(Base^Digits)))/Base^(Digits-5));Base))*5+(MOD(INT(INT((((North-[.A2])/High)*(Base^Digits)))/Base^(Digits-6));Base)*Base+MOD(INT(INT(((([.B2]-West)/Wide)*(Base^Digits)))/Base^(Digits-6));Base))*6+(MOD(INT(INT((((North-[.A2])/High)*(Base^Digits)))/Base^(Digits-7));Base)*Base+MOD(INT(INT(((([.B2]-West)/Wide)*(Base^Digits)))/Base^(Digits-7));Base))*7+(MOD(INT(INT((((North-[.A2])/High)*(Base^Digits)))/Base^(Digits-8));Base)*Base+MOD(INT(INT(((([.B2]-West)/Wide)*(Base^Digits)))/Base^(Digits-8));Base))*8);Checkbase)+1;1)" office:value-type="string" office:string-value="K" calcext:value-type="string">
            <text:p>K</text:p>
          </table:table-cell>
          <table:table-cell table:style-name="ce13"/>
          <table:table-cell table:number-columns-repeated="1019"/>
        </table:table-row>
        <table:table-row table:style-name="ro2">
          <table:table-cell table:style-name="ce3" office:value-type="float" office:value="48.846828" calcext:value-type="float">
            <text:p>48,846828</text:p>
          </table:table-cell>
          <table:table-cell table:style-name="ce10" office:value-type="float" office:value="2.279092" calcext:value-type="float">
            <text:p>2,279092</text:p>
          </table:table-cell>
          <table:table-cell table:style-name="ce9" table:formula="of:=MID(Alphabet;(MOD(INT(INT((((North-[.A3])/High)*(Base^Digits)))/Base^(Digits-1));Base)*Base+MOD(INT(INT(((([.B3]-West)/Wide)*(Base^Digits)))/Base^(Digits-1));Base))+1;1)&amp;MID(Alphabet;(MOD(INT(INT((((North-[.A3])/High)*(Base^Digits)))/Base^(Digits-2));Base)*Base+MOD(INT(INT(((([.B3]-West)/Wide)*(Base^Digits)))/Base^(Digits-2));Base))+1;1)&amp;MID(Alphabet;(MOD(INT(INT((((North-[.A3])/High)*(Base^Digits)))/Base^(Digits-3));Base)*Base+MOD(INT(INT(((([.B3]-West)/Wide)*(Base^Digits)))/Base^(Digits-3));Base))+1;1)&amp;MID(Alphabet;(MOD(INT(INT((((North-[.A3])/High)*(Base^Digits)))/Base^(Digits-4));Base)*Base+MOD(INT(INT(((([.B3]-West)/Wide)*(Base^Digits)))/Base^(Digits-4));Base))+1;1)&amp;MID(Alphabet;(MOD(INT(INT((((North-[.A3])/High)*(Base^Digits)))/Base^(Digits-5));Base)*Base+MOD(INT(INT(((([.B3]-West)/Wide)*(Base^Digits)))/Base^(Digits-5));Base))+1;1)&amp;MID(Alphabet;(MOD(INT(INT((((North-[.A3])/High)*(Base^Digits)))/Base^(Digits-6));Base)*Base+MOD(INT(INT(((([.B3]-West)/Wide)*(Base^Digits)))/Base^(Digits-6));Base))+1;1)&amp;MID(Alphabet;(MOD(INT(INT((((North-[.A3])/High)*(Base^Digits)))/Base^(Digits-7));Base)*Base+MOD(INT(INT(((([.B3]-West)/Wide)*(Base^Digits)))/Base^(Digits-7));Base))+1;1)&amp;MID(Alphabet;(MOD(INT(INT((((North-[.A3])/High)*(Base^Digits)))/Base^(Digits-8));Base)*Base+MOD(INT(INT(((([.B3]-West)/Wide)*(Base^Digits)))/Base^(Digits-8));Base))+1;1)" office:value-type="string" office:string-value="PP7KRF4R" calcext:value-type="string">
            <text:p>PP7KRF4R</text:p>
          </table:table-cell>
          <table:table-cell table:style-name="ce5" table:formula="of:=MID(Checksum;MOD(SUM((MOD(INT(INT((((North-[.A3])/High)*(Base^Digits)))/Base^(Digits-1));Base)*Base+MOD(INT(INT(((([.B3]-West)/Wide)*(Base^Digits)))/Base^(Digits-1));Base))*1+(MOD(INT(INT((((North-[.A3])/High)*(Base^Digits)))/Base^(Digits-2));Base)*Base+MOD(INT(INT(((([.B3]-West)/Wide)*(Base^Digits)))/Base^(Digits-2));Base))*2+(MOD(INT(INT((((North-[.A3])/High)*(Base^Digits)))/Base^(Digits-3));Base)*Base+MOD(INT(INT(((([.B3]-West)/Wide)*(Base^Digits)))/Base^(Digits-3));Base))*3+(MOD(INT(INT((((North-[.A3])/High)*(Base^Digits)))/Base^(Digits-4));Base)*Base+MOD(INT(INT(((([.B3]-West)/Wide)*(Base^Digits)))/Base^(Digits-4));Base))*4+(MOD(INT(INT((((North-[.A3])/High)*(Base^Digits)))/Base^(Digits-5));Base)*Base+MOD(INT(INT(((([.B3]-West)/Wide)*(Base^Digits)))/Base^(Digits-5));Base))*5+(MOD(INT(INT((((North-[.A3])/High)*(Base^Digits)))/Base^(Digits-6));Base)*Base+MOD(INT(INT(((([.B3]-West)/Wide)*(Base^Digits)))/Base^(Digits-6));Base))*6+(MOD(INT(INT((((North-[.A3])/High)*(Base^Digits)))/Base^(Digits-7));Base)*Base+MOD(INT(INT(((([.B3]-West)/Wide)*(Base^Digits)))/Base^(Digits-7));Base))*7+(MOD(INT(INT((((North-[.A3])/High)*(Base^Digits)))/Base^(Digits-8));Base)*Base+MOD(INT(INT(((([.B3]-West)/Wide)*(Base^Digits)))/Base^(Digits-8));Base))*8);Checkbase)+1;1)" office:value-type="string" office:string-value="N" calcext:value-type="string">
            <text:p>N</text:p>
          </table:table-cell>
          <table:table-cell table:style-name="ce13"/>
          <table:table-cell table:number-columns-repeated="1019"/>
        </table:table-row>
        <table:table-row table:style-name="ro1">
          <table:table-cell table:style-name="ce4" office:value-type="float" office:value="48.89382" calcext:value-type="float">
            <text:p>48,89382</text:p>
          </table:table-cell>
          <table:table-cell table:style-name="ce10" office:value-type="float" office:value="2.23976" calcext:value-type="float">
            <text:p>2,23976</text:p>
          </table:table-cell>
          <table:table-cell table:style-name="ce9" table:formula="of:=MID(Alphabet;(MOD(INT(INT((((North-[.A4])/High)*(Base^Digits)))/Base^(Digits-1));Base)*Base+MOD(INT(INT(((([.B4]-West)/Wide)*(Base^Digits)))/Base^(Digits-1));Base))+1;1)&amp;MID(Alphabet;(MOD(INT(INT((((North-[.A4])/High)*(Base^Digits)))/Base^(Digits-2));Base)*Base+MOD(INT(INT(((([.B4]-West)/Wide)*(Base^Digits)))/Base^(Digits-2));Base))+1;1)&amp;MID(Alphabet;(MOD(INT(INT((((North-[.A4])/High)*(Base^Digits)))/Base^(Digits-3));Base)*Base+MOD(INT(INT(((([.B4]-West)/Wide)*(Base^Digits)))/Base^(Digits-3));Base))+1;1)&amp;MID(Alphabet;(MOD(INT(INT((((North-[.A4])/High)*(Base^Digits)))/Base^(Digits-4));Base)*Base+MOD(INT(INT(((([.B4]-West)/Wide)*(Base^Digits)))/Base^(Digits-4));Base))+1;1)&amp;MID(Alphabet;(MOD(INT(INT((((North-[.A4])/High)*(Base^Digits)))/Base^(Digits-5));Base)*Base+MOD(INT(INT(((([.B4]-West)/Wide)*(Base^Digits)))/Base^(Digits-5));Base))+1;1)&amp;MID(Alphabet;(MOD(INT(INT((((North-[.A4])/High)*(Base^Digits)))/Base^(Digits-6));Base)*Base+MOD(INT(INT(((([.B4]-West)/Wide)*(Base^Digits)))/Base^(Digits-6));Base))+1;1)&amp;MID(Alphabet;(MOD(INT(INT((((North-[.A4])/High)*(Base^Digits)))/Base^(Digits-7));Base)*Base+MOD(INT(INT(((([.B4]-West)/Wide)*(Base^Digits)))/Base^(Digits-7));Base))+1;1)&amp;MID(Alphabet;(MOD(INT(INT((((North-[.A4])/High)*(Base^Digits)))/Base^(Digits-8));Base)*Base+MOD(INT(INT(((([.B4]-West)/Wide)*(Base^Digits)))/Base^(Digits-8));Base))+1;1)" office:value-type="string" office:string-value="PP732HC5" calcext:value-type="string">
            <text:p>PP732HC5</text:p>
          </table:table-cell>
          <table:table-cell table:style-name="ce5" table:formula="of:=MID(Checksum;MOD(SUM((MOD(INT(INT((((North-[.A4])/High)*(Base^Digits)))/Base^(Digits-1));Base)*Base+MOD(INT(INT(((([.B4]-West)/Wide)*(Base^Digits)))/Base^(Digits-1));Base))*1+(MOD(INT(INT((((North-[.A4])/High)*(Base^Digits)))/Base^(Digits-2));Base)*Base+MOD(INT(INT(((([.B4]-West)/Wide)*(Base^Digits)))/Base^(Digits-2));Base))*2+(MOD(INT(INT((((North-[.A4])/High)*(Base^Digits)))/Base^(Digits-3));Base)*Base+MOD(INT(INT(((([.B4]-West)/Wide)*(Base^Digits)))/Base^(Digits-3));Base))*3+(MOD(INT(INT((((North-[.A4])/High)*(Base^Digits)))/Base^(Digits-4));Base)*Base+MOD(INT(INT(((([.B4]-West)/Wide)*(Base^Digits)))/Base^(Digits-4));Base))*4+(MOD(INT(INT((((North-[.A4])/High)*(Base^Digits)))/Base^(Digits-5));Base)*Base+MOD(INT(INT(((([.B4]-West)/Wide)*(Base^Digits)))/Base^(Digits-5));Base))*5+(MOD(INT(INT((((North-[.A4])/High)*(Base^Digits)))/Base^(Digits-6));Base)*Base+MOD(INT(INT(((([.B4]-West)/Wide)*(Base^Digits)))/Base^(Digits-6));Base))*6+(MOD(INT(INT((((North-[.A4])/High)*(Base^Digits)))/Base^(Digits-7));Base)*Base+MOD(INT(INT(((([.B4]-West)/Wide)*(Base^Digits)))/Base^(Digits-7));Base))*7+(MOD(INT(INT((((North-[.A4])/High)*(Base^Digits)))/Base^(Digits-8));Base)*Base+MOD(INT(INT(((([.B4]-West)/Wide)*(Base^Digits)))/Base^(Digits-8));Base))*8);Checkbase)+1;1)" office:value-type="string" office:string-value="3" calcext:value-type="string">
            <text:p>3</text:p>
          </table:table-cell>
          <table:table-cell table:number-columns-repeated="1020"/>
        </table:table-row>
        <table:table-row table:style-name="ro1">
          <table:table-cell table:style-name="ce5"/>
          <table:table-cell table:style-name="Default"/>
          <table:table-cell table:style-name="ce1"/>
          <table:table-cell table:style-name="Default"/>
          <table:table-cell table:number-columns-repeated="1020"/>
        </table:table-row>
        <table:table-row table:style-name="ro1">
          <table:table-cell table:style-name="ce6" table:number-columns-repeated="3"/>
          <table:table-cell table:style-name="ce12"/>
          <table:table-cell table:number-columns-repeated="1020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7"/>
          <table:table-cell table:style-name="ce11"/>
          <table:table-cell/>
          <table:table-cell table:style-name="ce3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ameters" table:style-name="ta2" table:protected="true" table:protection-key="a/nNoDfcTvSxk5X04Pq0RYwLzCs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7" table:default-cell-style-name="ce8"/>
        <table:table-column table:style-name="co8" table:default-cell-style-name="ce8"/>
        <table:table-column table:style-name="co9" table:number-columns-repeated="17" table:default-cell-style-name="ce8"/>
        <table:table-column table:style-name="co6" table:number-columns-repeated="1005" table:default-cell-style-name="ce8"/>
        <table:table-row table:style-name="ro4">
          <table:table-cell table:style-name="ce6" office:value-type="string" calcext:value-type="string">
            <text:p>Nord</text:p>
          </table:table-cell>
          <table:table-cell table:style-name="ce15" office:value-type="float" office:value="51.45" calcext:value-type="float">
            <text:p>51,45</text:p>
          </table:table-cell>
          <table:table-cell table:style-name="ce17" table:formula="of:=[.B1]-[.B3]/2" office:value-type="float" office:value="46.18" calcext:value-type="float">
            <text:p>46,18</text:p>
          </table:table-cell>
          <table:table-cell table:style-name="ce17" table:formula="of:=76.86*[.B4]*1000" office:value-type="float" office:value="1172115" calcext:value-type="float">
            <text:p>1172115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111.2*1000*[.B3]" office:value-type="float" office:value="1172048" calcext:value-type="float">
            <text:p>1172048</text:p>
          </table:table-cell>
          <table:table-cell table:style-name="ce17" table:formula="of:=[.D1]/[.F1]" office:value-type="float" office:value="1.00005716489427" calcext:value-type="float">
            <text:p>1,0000571649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Ouest</text:p>
          </table:table-cell>
          <table:table-cell table:style-name="ce15" office:value-type="float" office:value="-5.45" calcext:value-type="float">
            <text:p>-5,45</text:p>
          </table:table-cell>
          <table:table-cell table:style-name="ce17" table:formula="of:=[.B2]+[.B4]/2" office:value-type="float" office:value="2.175" calcext:value-type="float">
            <text:p>2,175</text:p>
          </table:table-cell>
          <table:table-cell table:style-name="ce17" table:formula="of:=[.D1]/5" office:value-type="float" office:value="234423" calcext:value-type="float">
            <text:p>234423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F1]/5" office:value-type="float" office:value="234409.6" calcext:value-type="float">
            <text:p>234409,6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6" office:value-type="string" calcext:value-type="string">
            <text:p>Hauteur</text:p>
          </table:table-cell>
          <table:table-cell table:style-name="ce15" office:value-type="float" office:value="10.54" calcext:value-type="float">
            <text:p>10,54</text:p>
          </table:table-cell>
          <table:table-cell table:style-name="ce17" table:formula="of:=[.C1]+10.37/2" office:value-type="float" office:value="51.365" calcext:value-type="float">
            <text:p>51,365</text:p>
          </table:table-cell>
          <table:table-cell table:style-name="ce17" table:formula="of:=[.D2]/5" office:value-type="float" office:value="46884.6" calcext:value-type="float">
            <text:p>46884,6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F2]/5" office:value-type="float" office:value="46881.92" calcext:value-type="float">
            <text:p>46881,92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6" office:value-type="string" calcext:value-type="string">
            <text:p>Largeur</text:p>
          </table:table-cell>
          <table:table-cell table:style-name="ce15" office:value-type="float" office:value="15.25" calcext:value-type="float">
            <text:p>15,25</text:p>
          </table:table-cell>
          <table:table-cell table:style-name="ce17" office:value-type="float" office:value="10.37" calcext:value-type="float">
            <text:p>10,37</text:p>
          </table:table-cell>
          <table:table-cell table:style-name="ce17" table:formula="of:=[.D3]/5" office:value-type="float" office:value="9376.92" calcext:value-type="float">
            <text:p>9376,92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F3]/5" office:value-type="float" office:value="9376.384" calcext:value-type="float">
            <text:p>9376,384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6" office:value-type="string" calcext:value-type="string">
            <text:p>Sud</text:p>
          </table:table-cell>
          <table:table-cell table:style-name="ce16" table:formula="of:=[.B1]-[.B3]" office:value-type="float" office:value="40.91" calcext:value-type="float">
            <text:p>40,91</text:p>
          </table:table-cell>
          <table:table-cell table:style-name="ce17"/>
          <table:table-cell table:style-name="ce18" table:number-columns-repeated="3"/>
          <table:table-cell table:style-name="ce17"/>
          <table:table-cell table:number-columns-repeated="1017"/>
        </table:table-row>
        <table:table-row table:style-name="ro4">
          <table:table-cell table:style-name="ce6" office:value-type="string" calcext:value-type="string">
            <text:p>Est</text:p>
          </table:table-cell>
          <table:table-cell table:style-name="ce16" table:formula="of:=[.B2]+[.B4]" office:value-type="float" office:value="9.8" calcext:value-type="float">
            <text:p>9,8</text:p>
          </table:table-cell>
          <table:table-cell table:style-name="ce17"/>
          <table:table-cell table:style-name="ce18" table:number-columns-repeated="3"/>
          <table:table-cell table:style-name="ce17"/>
          <table:table-cell table:number-columns-repeated="1017"/>
        </table:table-row>
        <table:table-row table:style-name="ro4">
          <table:table-cell table:style-name="ce14"/>
          <table:table-cell table:style-name="Default"/>
          <table:table-cell table:style-name="ce17"/>
          <table:table-cell table:style-name="ce17" table:formula="of:=[.D4]/5" office:value-type="float" office:value="1875.384" calcext:value-type="float">
            <text:p>1875,384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F4]/5" office:value-type="float" office:value="1875.2768" calcext:value-type="float">
            <text:p>1875,2768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6" office:value-type="string" calcext:value-type="string">
            <text:p>Alphabet</text:p>
          </table:table-cell>
          <table:table-cell table:style-name="ce14" office:value-type="string" calcext:value-type="string">
            <text:p>456783NPR92MXTC1LWVD0KJHF</text:p>
          </table:table-cell>
          <table:table-cell table:style-name="ce17"/>
          <table:table-cell table:style-name="ce17" table:formula="of:=[.D7]/5" office:value-type="float" office:value="375.0768" calcext:value-type="float">
            <text:p>375,0768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[.F7]/5" office:value-type="float" office:value="375.05536" calcext:value-type="float">
            <text:p>375,05536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14" office:value-type="string" calcext:value-type="string">
            <text:p>Base</text:p>
          </table:table-cell>
          <table:table-cell table:style-name="ce16" table:formula="of:=INT(SQRT(LEN([.B8])))" office:value-type="float" office:value="5" calcext:value-type="float">
            <text:p>5</text:p>
          </table:table-cell>
          <table:table-cell table:style-name="ce17"/>
          <table:table-cell table:style-name="ce17" table:formula="of:=[.D8]/5" office:value-type="float" office:value="75.01536" calcext:value-type="float">
            <text:p>75,01536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[.F8]/5" office:value-type="float" office:value="75.011072" calcext:value-type="float">
            <text:p>75,011072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6" office:value-type="string" calcext:value-type="string">
            <text:p>Longueur</text:p>
          </table:table-cell>
          <table:table-cell table:style-name="ce16" office:value-type="float" office:value="8" calcext:value-type="float">
            <text:p>8</text:p>
          </table:table-cell>
          <table:table-cell table:style-name="ce17"/>
          <table:table-cell table:style-name="ce17" table:formula="of:=[.D9]/5" office:value-type="float" office:value="15.003072" calcext:value-type="float">
            <text:p>15,003072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formula="of:=[.F9]/5" office:value-type="float" office:value="15.0022144" calcext:value-type="float">
            <text:p>15,0022144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Default" table:number-columns-repeated="2"/>
          <table:table-cell table:style-name="ce17"/>
          <table:table-cell table:style-name="ce17" table:formula="of:=[.D10]/5" office:value-type="float" office:value="3.0006144" calcext:value-type="float">
            <text:p>3,0006144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[.F10]/5" office:value-type="float" office:value="3.00044288" calcext:value-type="float">
            <text:p>3,00044288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6" office:value-type="string" calcext:value-type="string">
            <text:p>Checksum</text:p>
          </table:table-cell>
          <table:table-cell table:style-name="ce14" office:value-type="string" calcext:value-type="string">
            <text:p>0123456789ACDEFGHJKLMNPQRTUVWXY</text:p>
          </table:table-cell>
          <table:table-cell table:number-columns-repeated="1022"/>
        </table:table-row>
        <table:table-row table:style-name="ro4">
          <table:table-cell table:style-name="ce14" office:value-type="string" calcext:value-type="string">
            <text:p>Checkbase</text:p>
          </table:table-cell>
          <table:table-cell table:style-name="ce16" table:formula="of:=LEN([.B12])" office:value-type="string" office:string-value="31" calcext:value-type="string">
            <text:p>31</text:p>
          </table:table-cell>
          <table:table-cell table:number-columns-repeated="1022"/>
        </table:table-row>
        <table:table-row table:style-name="ro3" table:number-rows-repeated="1048549">
          <table:table-cell table:number-columns-repeated="102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Alphabet" table:base-cell-address="$Calculations.$A$1" table:cell-range-address="$Parameters.$B$8"/>
        <table:named-range table:name="Base" table:base-cell-address="$Calculations.$A$1" table:cell-range-address="$Parameters.$B$9"/>
        <table:named-range table:name="Checkbase" table:base-cell-address="$Calculations.$A$1" table:cell-range-address="$Parameters.$B$13"/>
        <table:named-range table:name="Checksum" table:base-cell-address="$Calculations.$A$1" table:cell-range-address="$Parameters.$B$12"/>
        <table:named-range table:name="Digits" table:base-cell-address="$Calculations.$A$1" table:cell-range-address="$Parameters.$B$10"/>
        <table:named-range table:name="High" table:base-cell-address="$Calculations.$A$1" table:cell-range-address="$Parameters.$B$3"/>
        <table:named-range table:name="North" table:base-cell-address="$Calculations.$A$1" table:cell-range-address="$Parameters.$B$1"/>
        <table:named-range table:name="West" table:base-cell-address="$Calculations.$A$1" table:cell-range-address="$Parameters.$B$2"/>
        <table:named-range table:name="Wide" table:base-cell-address="$Calculations.$A$1" table:cell-range-address="$Parameters.$B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6">00/00/0000</text:date>, <text:time style:data-style-name="N2" text:time-value="16:10:55.3042835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ameters" style:display-name="PageStyle_Paramet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ulations" style:display-name="PageStyle_Calcul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dc:date>2017-03-26T19:22:23.712592188</dc:date>
    <meta:editing-cycles>6</meta:editing-cycles>
    <meta:editing-duration>P1DT33M30S</meta:editing-duration>
    <meta:generator>LibreOffice/5.1.6.2$Linux_X86_64 LibreOffice_project/10m0$Build-2</meta:generator>
    <meta:document-statistic meta:table-count="2" meta:cell-count="70" meta:object-count="0"/>
  </office:meta>
</office:document-meta>
</file>